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cc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5c7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15e97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fo:font-style="normal" fo:text-shadow="none" style:text-underline-style="none" officeooo:rsid="3449857d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38" style:family="text">
      <style:text-properties style:font-name="標楷體1"/>
    </style:style>
    <style:style style:name="T39" style:family="text">
      <style:text-properties style:font-name="標楷體1" style:font-name-asian="標楷體1"/>
    </style:style>
    <style:style style:name="T40" style:family="text">
      <style:text-properties style:font-name="標楷體1" officeooo:rsid="0a6d63ec" style:font-name-asian="標楷體1"/>
    </style:style>
    <style:style style:name="T41" style:family="text">
      <style:text-properties style:font-name="標楷體1" style:text-underline-style="solid" style:text-underline-width="auto" style:text-underline-color="font-color"/>
    </style:style>
    <style:style style:name="T42" style:family="text">
      <style:text-properties style:font-name="標楷體1" officeooo:rsid="3449857d"/>
    </style:style>
    <style:style style:name="T43" style:family="text">
      <style:text-properties style:font-name="標楷體1" officeooo:rsid="2968fd3e"/>
    </style:style>
    <style:style style:name="T44" style:family="text">
      <style:text-properties officeooo:rsid="3449857d"/>
    </style:style>
    <style:style style:name="T45" style:family="text">
      <style:text-properties style:font-name="Liberation Serif" officeooo:rsid="0a6d63ec" style:font-name-asian="標楷體1"/>
    </style:style>
    <style:style style:name="T46" style:family="text">
      <style:text-properties officeooo:rsid="0a6d63ec"/>
    </style:style>
    <style:style style:name="T47" style:family="text">
      <style:text-properties officeooo:rsid="2f7a955a"/>
    </style:style>
    <style:style style:name="T48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49" style:family="text">
      <style:text-properties officeooo:rsid="29aaad49"/>
    </style:style>
    <style:style style:name="T50" style:family="text">
      <style:text-properties fo:color="#666666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2880391491" text:style-name="L1">
        <text:list-item>
          <text:p text:style-name="P3"><text:span text:style-name="T18">_ (第1本</text:span><text:span text:style-name="T8">)</text:span></text:p>
          <text:list>
            <text:list-item>
              <text:p text:style-name="P11"><text:span text:style-name="T7">神</text:span><text:span text:style-name="T8">，</text:span><text:span text:style-name="T24">精神層個體、第</text:span><text:span text:style-name="T12">2</text:span><text:span text:style-name="T24">層級型態個體、</text:span><text:span text:style-name="T9">第二層級法則、意識層法則、精神層法則、精神世界、物質世界</text:span><text:span text:style-name="T8">。</text:span></text:p>
            </text:list-item>
            <text:list-item>
              <text:p text:style-name="P12"><text:span text:style-name="T7">有機率（正在、試圖）監視、控制 的 勢力、存在、個體</text:span><text:span text:style-name="T8">，YouTube</text:span>。</text:p>
            </text:list-item>
            <text:list-item>
              <text:p text:style-name="P13"><text:span text:style-name="T32">肉質層個體、意識層個體、精神層個體</text:span>，。</text:p>
            </text:list-item>
            <text:list-item>
              <text:p text:style-name="P14"><text:span text:style-name="T1">大規模監控</text:span>，電器型大規模監控、史諾登、稜鏡計畫、上游計畫、超能力型大規模監控、超感知、超行為。</text:p>
            </text:list-item>
          </text:list>
        </text:list-item>
        <text:list-item>
          <text:p text:style-name="P4">反軍事<text:span text:style-name="T39"> (第1本)</text:span></text:p>
          <text:list>
            <text:list-item>
              <text:p text:style-name="P24"><text:span text:style-name="T1">間諜</text:span>，<text:span text:style-name="T47">子彈、彈道、（靶上的）彈痕、領導層型間諜、國民群型間諜、國家型間諜、商業型間諜、政治型間諜、軍事型間諜、電器、</text:span><text:span text:style-name="T24">第</text:span><text:span text:style-name="T13">a</text:span><text:span text:style-name="T24">層級型態個體、</text:span><text:span text:style-name="T27">肉質層型間諜、意識層型間諜、精神層型間諜</text:span><text:span text:style-name="T25">、電</text:span><text:span text:style-name="T27">器</text:span><text:span text:style-name="T25">、</text:span><text:span text:style-name="T36">位</text:span><text:span text:style-name="T27">器</text:span><text:span text:style-name="T25">、電磁波、</text:span><text:span text:style-name="T36">位</text:span><text:span text:style-name="T37">動</text:span><text:span text:style-name="T25">波、</text:span><text:span text:style-name="T15">紅外線</text:span><text:span text:style-name="T25">、可見光、</text:span><text:span text:style-name="T15">紫外線</text:span><text:span text:style-name="T25">、次聲波、聲波、</text:span><text:span text:style-name="T29">超</text:span><text:span text:style-name="T25">音波、聲音、重力波、手機、攝影機</text:span><text:span text:style-name="T27">、麥克風、陀螺儀、</text:span><text:span text:style-name="T35">USB</text:span><text:span text:style-name="T27">孔、觸控螢幕、手機畫面</text:span>。</text:p>
            </text:list-item>
          </text:list>
        </text:list-item>
        <text:list-item>
          <text:p text:style-name="P5">世界學<text:span text:style-name="T39"> (第1本)</text:span></text:p>
          <text:list>
            <text:list-item>
              <text:p text:style-name="P15"><text:span text:style-name="T1">世界學</text:span>，<text:span text:style-name="T11">機械手錶、</text:span><text:span text:style-name="T50">函數</text:span><text:span text:style-name="T11">、發條、現象、本質、</text:span><text:span text:style-name="T14">單一本質、瞬間本質、當下本質、整體本質、可能性本質、創造數學工具、河川、上游、下游</text:span>。</text:p>
            </text:list-item>
            <text:list-item>
              <text:p text:style-name="P16"><text:span text:style-name="T1">紅移、紫移</text:span>，超音速、音爆、後移現象。</text:p>
            </text:list-item>
            <text:list-item>
              <text:p text:style-name="P16"><text:span text:style-name="T1">維度</text:span>，線。</text:p>
            </text:list-item>
          </text:list>
        </text:list-item>
        <text:list-item>
          <text:p text:style-name="P5">物質世界學<text:span text:style-name="T39"> (第1本)</text:span></text:p>
          <text:list>
            <text:list-item>
              <text:p text:style-name="P17"><text:span text:style-name="T1">力</text:span>，<text:span text:style-name="T25">第</text:span><text:span text:style-name="T13">a</text:span><text:span text:style-name="T26">層級宗態譜</text:span>。</text:p>
            </text:list-item>
            <text:list-item>
              <text:p text:style-name="P26"><text:span text:style-name="T33">重力</text:span>，<text:span text:style-name="T25">重力子、第</text:span><text:span text:style-name="T17">3</text:span><text:span text:style-name="T26">層級宗態譜</text:span>。</text:p>
            </text:list-item>
          </text:list>
        </text:list-item>
        <text:list-item>
          <text:p text:style-name="P28">社會 (第1本)</text:p>
          <text:list>
            <text:list-item>
              <text:p text:style-name="P6"><text:span text:style-name="T23">內捲</text:span><text:span text:style-name="T19">，</text:span><text:span text:style-name="T6">。</text:span></text:p>
            </text:list-item>
            <text:list-item>
              <text:p text:style-name="P6"><text:span text:style-name="T28">貧窮</text:span><text:span text:style-name="T6">，。</text:span></text:p>
            </text:list-item>
            <text:list-item>
              <text:p text:style-name="P10"><text:span text:style-name="T30">教育</text:span><text:span text:style-name="T6">，</text:span><text:span text:style-name="T22">神職教育、神學、數學、拉丁文</text:span><text:span text:style-name="T6">、</text:span><text:span text:style-name="T22">地動說、豌豆雜交實驗</text:span><text:span text:style-name="T6">。</text:span></text:p>
            </text:list-item>
          </text:list>
        </text:list-item>
        <text:list-item>
          <text:p text:style-name="P7"><text:span text:style-name="T45">時空</text:span><text:span text:style-name="T40">旅行 (第1本)</text:span></text:p>
          <text:list>
            <text:list-item>
              <text:p text:style-name="P18"><text:span text:style-name="T3">時空旅行的 悖論</text:span><text:span text:style-name="T46">，</text:span>。</text:p>
            </text:list-item>
          </text:list>
        </text:list-item>
        <text:list-item>
          <text:p text:style-name="P6">數學<text:span text:style-name="T39"> (第1本)</text:span></text:p>
          <text:list>
            <text:list-item>
              <text:p text:style-name="P18">微積分，。</text:p>
            </text:list-item>
          </text:list>
        </text:list-item>
        <text:list-item>
          <text:p text:style-name="P8">歷史<text:span text:style-name="T39"> (第1本)</text:span></text:p>
          <text:list>
            <text:list-item>
              <text:p text:style-name="P19"><text:span text:style-name="T1">人類文明的 實驗</text:span>，。</text:p>
            </text:list-item>
            <text:list-item>
              <text:p text:style-name="P19"><text:span text:style-name="T1">文藝復興</text:span>，。</text:p>
            </text:list-item>
            <text:list-item>
              <text:p text:style-name="P25"><text:span text:style-name="T4">啟蒙運動</text:span>，<text:span text:style-name="T44">立法、法律、教育、權限（</text:span><text:span text:style-name="T16">Power limit</text:span><text:span text:style-name="T30">）、人權、生命權、隱私權、空閒時間、空閒時空、無兵伐勢、獨裁制、君主制、共和制、群體制、人體</text:span>。</text:p>
            </text:list-item>
            <text:list-item>
              <text:p text:style-name="P20"><text:span text:style-name="T2">科舉</text:span><text:span text:style-name="T44">，</text:span>。</text:p>
            </text:list-item>
          </text:list>
        </text:list-item>
        <text:list-item>
          <text:p text:style-name="P28">歷史人物 （第1本）</text:p>
          <text:list>
            <text:list-item>
              <text:p text:style-name="P20"><text:span text:style-name="T41">商鞅</text:span><text:span text:style-name="T38">，法家、</text:span><text:span text:style-name="T42">商君書</text:span><text:span text:style-name="T38">。</text:span></text:p>
            </text:list-item>
            <text:list-item>
              <text:p text:style-name="P20"><text:span text:style-name="T41">蘇格拉底</text:span><text:span text:style-name="T38">，愛因斯坦、</text:span><text:span text:style-name="T44">思想實驗</text:span><text:span text:style-name="T38">。</text:span></text:p>
            </text:list-item>
            <text:list-item>
              <text:p text:style-name="P21"><text:span text:style-name="T2">柏拉圖</text:span><text:span text:style-name="T38">，。</text:span></text:p>
            </text:list-item>
            <text:list-item>
              <text:p text:style-name="P27"><text:span text:style-name="T5">亞里斯多德</text:span><text:span text:style-name="T38">，。</text:span></text:p>
            </text:list-item>
            <text:list-item>
              <text:p text:style-name="P21"><text:span text:style-name="T41">尼采</text:span><text:span text:style-name="T38">，。</text:span></text:p>
            </text:list-item>
          </text:list>
        </text:list-item>
        <text:list-item>
          <text:p text:style-name="P9"><text:span text:style-name="T38">精神世界學 （第</text:span><text:span text:style-name="T43">1本</text:span><text:span text:style-name="T38">）</text:span></text:p>
          <text:list>
            <text:list-item>
              <text:p text:style-name="P22"><text:span text:style-name="T31">受到 精神層個體、超能力個體 影響 有機率出現的 現象</text:span><text:span text:style-name="T38">，</text:span><text:span text:style-name="T10">Y</text:span><text:span text:style-name="T11">ouTube、手機、機械手錶</text:span><text:span text:style-name="T48">、函數</text:span><text:span text:style-name="T11">、發條</text:span><text:span text:style-name="T38">。</text:span></text:p>
            </text:list-item>
            <text:list-item>
              <text:p text:style-name="P23"><text:span text:style-name="T41">精神世界學</text:span><text:span text:style-name="T38">，</text:span><text:span text:style-name="T23">記錄、好奇、探索、思考、質疑、驗證、傳承、</text:span><text:span text:style-name="T24">精神世界學、</text:span><text:span text:style-name="T9">物質世界</text:span><text:span text:style-name="T24">學</text:span><text:span text:style-name="T38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8T10:30:45.428000000</dc:date>
    <meta:editing-duration>P204DT19H2M28S</meta:editing-duration>
    <meta:editing-cycles>9866</meta:editing-cycles>
    <meta:document-statistic meta:table-count="0" meta:image-count="0" meta:object-count="0" meta:page-count="1" meta:paragraph-count="37" meta:word-count="797" meta:character-count="880" meta:non-whitespace-character-count="856"/>
  </office:meta>
</office:document-meta>
</file>